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805cm" svg:x="0cm" svg:y="-0.055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8" draw:layer="layout" svg:width="25.146cm" svg:height="12.36cm" svg:x="1.423cm" svg:y="2.737cm">
          <draw:text-box>
            <text:p text:style-name="P2"><text:span text:style-name="T1">Jesus cura um menino dominado por um espírito mau</text:span></text:p>
            <text:p text:style-name="P3"><text:span text:style-name="T2">(Marcos 9.14-29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6:28.306000000</dc:date>
    <meta:editing-duration>PT2H12M13S</meta:editing-duration>
    <meta:editing-cycles>15</meta:editing-cycles>
    <meta:generator>LibreOffice/5.4.7.2$Windows_X86_64 LibreOffice_project/c838ef25c16710f8838b1faec480ebba495259d0</meta:generator>
    <meta:document-statistic meta:object-count="2"/>
  </office:meta>
</office:document-meta>
</file>